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</office:automatic-styles>
  <office:body>
    <office:text text:use-soft-page-breaks="true">
      <text:p text:style-name="P1">Qualitätsmanagementplan</text:p>
      <text:p text:style-name="Untertitel">Honorarnotenverwaltung</text:p>
      <text:p text:style-name="Standard">Allgemeine Ziele:</text:p>
      <text:list text:style-name="LFO1" text:continue-numbering="true">
        <text:list-item>
          <text:p text:style-name="P2">Erstellung einer Software zur Verwaltung von Honorarnoten und Rechnungen</text:p>
        </text:list-item>
        <text:list-item>
          <text:p text:style-name="P3">Kundenverwaltung</text:p>
        </text:list-item>
        <text:list-item>
          <text:p text:style-name="P4">Soll Buchhaltung teilweise erleichtern (Einnahmeseite)</text:p>
        </text:list-item>
        <text:list-item>
          <text:p text:style-name="P5">PDF Ausgabe zur einfachen Weiterverteilung (E-Mail, Druck)</text:p>
        </text:list-item>
      </text:list>
      <text:p text:style-name="Standard">Qualitätsziele:</text:p>
      <text:list text:style-name="LFO2" text:continue-numbering="true">
        <text:list-item>
          <text:p text:style-name="P6">Die GUI soll selbsterklärend und einfach zu bedienen sein</text:p>
        </text:list-item>
        <text:list-item>
          <text:p text:style-name="P7">Die PDF-Ausgabe soll rechtskonform und einfach möglich sein</text:p>
        </text:list-item>
        <text:list-item>
          <text:p text:style-name="P8">Die Software soll mit jedem Endgerät bedienbar sein (Internet-Browser, responsive)</text:p>
        </text:list-item>
        <text:list-item>
          <text:p text:style-name="P9">Eine Erweiterung der Software soll einfach möglich sein</text:p>
        </text:list-item>
      </text:list>
      <text:p text:style-name="Standard">Qualitätsmaßnahmen:</text:p>
      <text:list text:style-name="LFO3" text:continue-numbering="true">
        <text:list-item>
          <text:p text:style-name="P10">Erstellen eines GUI-Prototypen</text:p>
        </text:list-item>
        <text:list-item>
          <text:p text:style-name="P11">Erstellen und einhalten von Styleguides</text:p>
        </text:list-item>
        <text:list-item>
          <text:p text:style-name="P12">Informieren über rechtliche Vorschriften</text:p>
        </text:list-item>
        <text:list-item>
          <text:p text:style-name="P13">Benutzen eines standardkonformen und eines responsive Webframeworks</text:p>
        </text:list-item>
        <text:list-item>
          <text:p text:style-name="P14">Verwendung von Git als Versionierungsmanagement<text:s/>für Code UND Dokumente</text:p>
        </text:list-item>
        <text:list-item>
          <text:p text:style-name="P15">Anlegen einer Code-Dokumentation</text:p>
        </text:list-item>
        <text:list-item>
          <text:p text:style-name="P16">Durchführen von Funktionstests und Code-Review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</meta:initial-creator>
    <dc:creator>Alex</dc:creator>
    <meta:creation-date>2014-12-02T08:21:00Z</meta:creation-date>
    <dc:date>2014-12-02T08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122" meta:character-count="893" meta:row-count="6" meta:non-whitespace-character-count="772"/>
  </office:meta>
</office:document-meta>
</file>